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MainHeaderAndSubHeaderTab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FacebookUserName</text:p>
          </table:table-cell>
          <table:table-cell table:style-name="ce5" office:value-type="string">
            <text:p>FacebookUserPass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6" office:value-type="string">
            <text:p><text:a xlink:href="mailto:Kwtestteam@gmail.com">Kwtestteam@gmail.com</text:a></text:p>
          </table:table-cell>
          <table:table-cell table:style-name="ce6" office:value-type="string">
            <text:p><text:a xlink:href="mailto:testingteam@123">testingteam@123</text:a>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8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31"/>
        </table:table-row>
        <table:table-row table:style-name="ro3">
          <table:table-cell table:number-columns-repeated="1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29/03/2017</text:date>, <text:time>14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4:46:38</dc:date>
    <meta:creation-date>2014-12-16T16:26:20Z</meta:creation-date>
    <meta:editing-cycles>89</meta:editing-cycles>
    <meta:editing-duration>P1DT12H55M51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